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color="#000000" draw:fill="none" draw:fill-color="#ffffff" draw:textarea-horizontal-align="left" draw:auto-grow-height="true" draw:auto-grow-width="false" fo:min-height="2.215cm" fo:min-width="24.124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standard">
      <style:graphic-properties draw:stroke="none" svg:stroke-width="0.051cm" svg:stroke-color="#000000" draw:marker-start-width="0.381cm" draw:marker-end-width="0.381cm" draw:fill="none" draw:fill-color="#ffffff" draw:auto-grow-height="true" draw:auto-grow-width="false" fo:max-height="0cm" fo:min-height="0cm" fo:padding-top="0.15cm" fo:padding-bottom="0.15cm" fo:padding-left="0.275cm" fo:padding-right="0.275cm"/>
    </style:style>
    <style:style style:name="gr6" style:family="graphic" style:parent-style-name="standard">
      <style:graphic-properties draw:fill-color="#83caff" draw:textarea-horizontal-align="justify" draw:textarea-vertical-align="middle" draw:auto-grow-height="false"/>
    </style:style>
    <style:style style:name="gr7" style:family="graphic" style:parent-style-name="standard">
      <style:graphic-properties draw:fill-color="#ffd320" draw:textarea-horizontal-align="justify" draw:textarea-vertical-align="middle" draw:auto-grow-height="false"/>
    </style:style>
    <style:style style:name="gr8" style:family="graphic" style:parent-style-name="standard">
      <style:graphic-properties draw:fill="solid" draw:fill-color="#ffffcc" draw:textarea-vertical-align="middle" draw:auto-grow-height="false" fo:min-height="0.749cm" fo:min-width="0.499cm"/>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stroke="dash" draw:stroke-dash="Ultrafine_20_Dashed" svg:stroke-color="#000000" draw:fill="solid" draw:fill-color="#e6e6e6" draw:auto-grow-height="true" draw:auto-grow-width="false" fo:max-height="0cm" fo:min-height="0cm"/>
    </style:style>
    <style:style style:name="gr11" style:family="graphic" style:parent-style-name="standard">
      <style:graphic-properties draw:stroke="dash" draw:stroke-dash="Ultrafine_20_Dashed" svg:stroke-color="#00b8ff" draw:marker-end="Arrow" draw:marker-end-width="0.3cm" draw:textarea-horizontal-align="center" draw:textarea-vertical-align="middle"/>
    </style:style>
    <style:style style:name="gr12" style:family="graphic" style:parent-style-name="standard">
      <style:graphic-properties draw:stroke="dash" draw:stroke-dash="Ultrafine_20_Dashed" svg:stroke-color="#000000" draw:fill="solid" draw:fill-color="#e6e6e6" draw:auto-grow-height="true" draw:auto-grow-width="false" fo:max-height="0cm" fo:min-height="1.997cm"/>
    </style:style>
    <style:style style:name="gr13" style:family="graphic" style:parent-style-name="standard">
      <style:graphic-properties draw:stroke="dash" draw:stroke-dash="Ultrafine_20_Dashed" svg:stroke-color="#000000" draw:fill="solid" draw:fill-color="#e6e6e6" draw:auto-grow-height="true" draw:auto-grow-width="false" fo:max-height="0cm" fo:min-height="1.243cm"/>
    </style:style>
    <style:style style:name="gr14" style:family="graphic" style:parent-style-name="standard">
      <style:graphic-properties draw:stroke="none" svg:stroke-color="#000000" draw:fill="none" draw:fill-color="#ffffff" draw:textarea-horizontal-align="left" draw:auto-grow-height="true" draw:auto-grow-width="false" fo:min-height="5.544cm" fo:min-width="22.466cm"/>
    </style:style>
    <style:style style:name="gr15" style:family="graphic" style:parent-style-name="standard">
      <style:graphic-properties draw:fill="solid" draw:fill-color="#ffffcc" draw:textarea-horizontal-align="justify" draw:textarea-vertical-align="middle" draw:auto-grow-height="false"/>
    </style:style>
    <style:style style:name="pr1" style:family="presentation" style:parent-style-name="Default-notes">
      <style:graphic-properties draw:fill-color="#ffffff" fo:min-height="12.322cm"/>
    </style:style>
    <style:style style:name="pr2" style:family="presentation" style:parent-style-name="Default-outline1">
      <style:graphic-properties draw:fill-color="#ffffff" fo:min-height="17.78cm"/>
    </style:style>
    <style:style style:name="pr3" style:family="presentation" style:parent-style-name="Default-outline1">
      <style:graphic-properties draw:fill-color="#ffffff" fo:min-height="15.348cm"/>
    </style:style>
    <style:style style:name="pr4" style:family="presentation" style:parent-style-name="Default-notes">
      <style:graphic-properties draw:fill-color="#ffffff" draw:auto-grow-height="true" fo:min-height="12.573cm"/>
    </style:style>
    <style:style style:name="pr5" style:family="presentation" style:parent-style-name="Default-outline1">
      <style:graphic-properties draw:fill-color="#ffffff" fo:min-height="12.808cm"/>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text-properties fo:color="#004586" fo:font-size="32pt" style:font-size-asian="32pt" style:font-size-complex="32pt"/>
    </style:style>
    <style:style style:name="P3" style:family="paragraph">
      <style:text-properties fo:color="#004586" fo:font-size="24pt" style:font-size-asian="24pt" style:font-size-complex="24pt"/>
    </style:style>
    <style:style style:name="P4" style:family="paragraph">
      <style:paragraph-properties fo:margin-left="0cm" fo:margin-right="0cm" fo:text-indent="0cm"/>
    </style:style>
    <style:style style:name="P5" style:family="paragraph">
      <style:paragraph-properties fo:margin-left="0.6cm" fo:margin-right="0cm" fo:text-indent="-0.6cm"/>
    </style:style>
    <style:style style:name="P6" style:family="paragraph">
      <style:paragraph-properties fo:margin-left="1.2cm" fo:margin-right="0cm" fo:text-indent="-0.9cm"/>
      <style:text-properties fo:font-size="18pt" style:font-size-asian="18pt" style:font-size-complex="18pt"/>
    </style:style>
    <style:style style:name="P7" style:family="paragraph">
      <style:paragraph-properties fo:margin-left="0cm" fo:margin-right="0cm" fo:text-align="center" fo:text-indent="0cm"/>
      <style:text-properties fo:color="#004586" fo:font-size="24pt" style:font-size-asian="24pt" style:font-size-complex="24pt"/>
    </style:style>
    <style:style style:name="P8" style:family="paragraph">
      <style:paragraph-properties fo:margin-left="0.6cm" fo:margin-right="0cm" fo:text-indent="-0.6cm"/>
      <style:text-properties fo:font-size="20pt"/>
    </style:style>
    <style:style style:name="P9" style:family="paragraph">
      <style:paragraph-properties fo:text-align="center"/>
    </style:style>
    <style:style style:name="P10" style:family="paragraph">
      <style:paragraph-properties fo:margin-left="0cm" fo:margin-right="0cm" fo:text-indent="0cm"/>
      <style:text-properties fo:font-size="12pt" style:font-size-asian="12pt" style:font-size-complex="12pt"/>
    </style:style>
    <style:style style:name="P11" style:family="paragraph">
      <style:paragraph-properties fo:margin-left="0cm" fo:margin-right="0cm" fo:text-indent="0cm"/>
      <style:text-properties fo:color="#004586" fo:font-size="24pt" style:font-size-asian="24pt" style:font-size-complex="24pt"/>
    </style:style>
    <style:style style:name="P12" style:family="paragraph">
      <style:paragraph-properties fo:margin-left="1.2cm" fo:margin-right="0cm" fo:text-indent="-0.9cm"/>
    </style:style>
    <style:style style:name="P13" style:family="paragraph">
      <style:paragraph-properties fo:margin-left="1.2cm" fo:margin-right="0cm" fo:text-align="justify" fo:text-indent="-0.9cm"/>
    </style:style>
    <style:style style:name="P14" style:family="paragraph">
      <style:paragraph-properties text:enable-numbering="false" fo:margin-left="1.2cm" fo:margin-right="0cm" fo:text-indent="-0.9cm"/>
      <style:text-properties fo:font-size="18pt" style:font-size-asian="18pt" style:font-size-complex="18pt"/>
    </style:style>
    <style:style style:name="P15" style:family="paragraph">
      <style:paragraph-properties fo:margin-left="0cm" fo:margin-right="0cm" fo:text-align="justify" fo:text-indent="0cm"/>
    </style:style>
    <style:style style:name="T1" style:family="text">
      <style:text-properties fo:color="#004586" fo:font-size="32pt" style:font-size-asian="32pt" style:font-size-complex="32pt"/>
    </style:style>
    <style:style style:name="T2" style:family="text">
      <style:text-properties fo:color="#000000" fo:font-size="24pt" style:font-size-asian="24pt" style:font-size-complex="24pt"/>
    </style:style>
    <style:style style:name="T3" style:family="text">
      <style:text-properties fo:color="#0066cc" fo:font-size="24pt" style:font-size-asian="24pt" style:font-size-complex="24pt"/>
    </style:style>
    <style:style style:name="T4" style:family="text">
      <style:text-properties fo:color="#004586" fo:font-size="24pt" style:font-size-asian="24pt" style:font-size-complex="24pt"/>
    </style:style>
    <style:style style:name="T5" style:family="text">
      <style:text-properties fo:font-size="18pt" style:font-size-asian="18pt" style:font-size-complex="18pt"/>
    </style:style>
    <style:style style:name="T6" style:family="text">
      <style:text-properties style:text-position="super 58%" fo:font-size="18pt" style:font-size-asian="18pt" style:font-size-complex="18pt"/>
    </style:style>
    <style:style style:name="T7" style:family="text">
      <style:text-properties fo:font-size="12pt" style:font-size-asian="12pt" style:font-size-complex="12pt"/>
    </style:style>
    <style:style style:name="T8" style:family="text">
      <style:text-properties fo:font-family="'Courier New'" style:font-family-generic="modern" style:font-pitch="fixed" fo:font-size="18pt" style:font-size-asian="18pt" style:font-size-complex="18pt"/>
    </style:style>
    <style:style style:name="T9" style:family="text">
      <style:text-properties fo:font-family="'Courier New'" style:font-family-generic="modern" style:font-pitch="fixed" fo:font-size="18pt" fo:font-weight="normal" style:font-size-asian="18pt" style:font-weight-asian="normal" style:font-size-complex="18pt" style:font-weight-complex="normal"/>
    </style:style>
    <style:style style:name="T10" style:family="text">
      <style:text-properties fo:color="#0000ff" fo:font-size="18pt" fo:font-weight="bold" style:font-size-asian="18pt" style:font-weight-asian="bold" style:font-size-complex="18pt" style:font-weight-complex="bold"/>
    </style:style>
    <style:style style:name="T11" style:family="text">
      <style:text-properties fo:font-size="18pt" fo:font-style="italic" style:font-size-asian="18pt" style:font-style-asian="italic" style:font-size-complex="1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2" draw:layer="layout" svg:width="19.902cm" svg:height="2.783cm" svg:x="4.049cm" svg:y="4.655cm">
          <draw:text-box>
            <text:p text:style-name="P1"><text:span text:style-name="T1">Overview of libwhefs, an embedded filesystem library for C</text:span></text:p>
          </draw:text-box>
        </draw:frame>
        <draw:frame draw:style-name="gr2" draw:text-style-name="P3" draw:layer="layout" svg:width="15.907cm" svg:height="3.083cm" svg:x="6.165cm" svg:y="8.455cm">
          <draw:text-box>
            <text:p text:style-name="P1"><text:span text:style-name="T2">Author:</text:span></text:p>
            <text:p text:style-name="P1"><text:span text:style-name="T2">Stephan Beal</text:span></text:p>
            <text:p text:style-name="P1"><text:span text:style-name="T3"><text:a xlink:href="http://wanderinghorse.net/home/stephan/">http://wanderinghorse.net/home/stephan/</text:a></text:span></text:p>
          </draw:text-box>
        </draw:frame>
        <draw:frame draw:style-name="gr2" draw:text-style-name="P3" draw:layer="layout" svg:width="17.266cm" svg:height="2.139cm" svg:x="5.367cm" svg:y="12.43cm">
          <draw:text-box>
            <text:p text:style-name="P1"><text:span text:style-name="T2">whefs home page:</text:span><text:span text:style-name="T4"><text:line-break/></text:span><text:span text:style-name="T3"><text:a xlink:href="http://fossil.wanderinghorse.net/repos/whefs/">http://fossil.wanderinghorse.net/repos/whefs/</text:a></text:span></text:p>
          </draw:text-box>
        </draw:frame>
        <draw:frame draw:style-name="gr3" draw:text-style-name="P4" draw:layer="layout" svg:width="12.7cm" svg:height="0.962cm" svg:x="7.65cm" svg:y="15.875cm">
          <draw:text-box>
            <text:p text:style-name="P1">Document Version:<text:date style:data-style-name="D6" text:date-value="2009-06-26">June 26, 2009</text:date></text:p>
          </draw:text-box>
        </draw:frame>
        <presentation:notes draw:style-name="dp2">
          <draw:page-thumbnail draw:style-name="gr4" draw:layer="layout" svg:width="13.968cm" svg:height="10.476cm" svg:x="3.81cm" svg:y="2.123cm" draw:page-number="1" presentation:class="page"/>
          <draw:frame presentation:style-name="pr1" draw:text-style-name="P5" draw:layer="layout" svg:width="17.271cm" svg:height="12.32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text-style-name="P6" draw:layer="layout" svg:width="25.199cm" svg:height="17.956cm" svg:x="1.471cm" svg:y="1.977cm" presentation:class="outline" presentation:user-transformed="true">
          <draw:text-box>
            <text:list text:style-name="L2">
              <text:list-item>
                <text:p text:style-name="P4"><text:span text:style-name="T5">Provides an embedded filesystem API, such that applications can treat a embedded/virtual filesystem (EFS) "container file" as a filesystem and can perform random-access read/write operations on the "pseudofiles" within the EFS.</text:span></text:p>
              </text:list-item>
              <text:list-item>
                <text:p text:style-name="P4"><text:span text:style-name="T5">Supports arbitrary random-access back-end storage. Requires an I/O device wrapper for any given storage device (several are provided and adding new ones is fairly simple).</text:span></text:p>
              </text:list-item>
              <text:list-item>
                <text:p text:style-name="P4"><text:span text:style-name="T5">Access to the in-EFS pseudofiles is via the same generic I/O interface used for the back-end storage, so embedded files can be used just like normal I/O devices. This inherently makes whefs self-embeddable, able to embed EFS instances with other EFS instances, arbitrarily deep. (While there would seem to be no practical use for such embedding, it can be done.)</text:span></text:p>
              </text:list-item>
              <text:list-item>
                <text:p text:style-name="P4"><text:span text:style-name="T5">Heavily optimized for low memory usage. Typical usage needs only a few KB of dynamically-allocated memory at any given time. With certain compile-time optimizations this can be cut down to less than 1k (400 bytes is the record, 352 of which came from fopen() and couldn't be avoided).</text:span></text:p>
              </text:list-item>
              <text:list-item>
                <text:p text:style-name="P4"><text:span text:style-name="T5">Requires no third-party libraries, but does require some C99 and POSIX-1.2001 functions. The code base is self-contained and relatively small (but not tiny), just over 12 KSLOC as of 12 June 2009, about 1/3</text:span><text:span text:style-name="T6">rd</text:span><text:span text:style-name="T5"> of which is the underlying (and independent) I/O layer and another 20%+ is error checking and debugging code.</text:span></text:p>
              </text:list-item>
              <text:list-item>
                <text:p text:style-name="P4"><text:span text:style-name="T5">It has no licensing restrictions – it is released into the Public Domain.</text:span></text:p>
              </text:list-item>
              <text:list-item>
                <text:p text:style-name="P4"><text:span text:style-name="T5">Documentation galore - it has over 170k of API documentation.</text:span></text:p>
              </text:list-item>
            </text:list>
          </draw:text-box>
        </draw:frame>
        <draw:frame draw:style-name="gr5" draw:text-style-name="P7" draw:layer="layout" svg:width="26.67cm" svg:height="1.245cm" svg:x="0.635cm" svg:y="0.582cm">
          <draw:text-box>
            <text:p text:style-name="P1"><text:span text:style-name="T4">Features of whefs, the WanderingHorse.net Embedded Filesystem</text:span></text:p>
          </draw:text-box>
        </draw:frame>
        <presentation:notes draw:style-name="dp2">
          <draw:page-thumbnail draw:style-name="gr4" draw:layer="layout" svg:width="13.968cm" svg:height="10.476cm" svg:x="3.81cm" svg:y="2.123cm" draw:page-number="2" presentation:class="page"/>
          <draw:frame presentation:style-name="pr1" draw:text-style-name="P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3" draw:text-style-name="P6" draw:layer="layout" svg:width="25.199cm" svg:height="16.299cm" svg:x="1.4cm" svg:y="2.175cm" presentation:class="outline" presentation:user-transformed="true">
          <draw:text-box>
            <text:list text:style-name="L2">
              <text:list-item>
                <text:p text:style-name="P4"><text:span text:style-name="T5">It is young software, as yet unproven "in the wild."</text:span></text:p>
              </text:list-item>
              <text:list-item>
                <text:p text:style-name="P4"><text:span text:style-name="T5">Does only very minimal caching (to save memory), so it does much more i/o than is strictly necessary. (Recent versions have improved greatly on this, however.)</text:span></text:p>
              </text:list-item>
              <text:list-item>
                <text:p text:style-name="P4"><text:span text:style-name="T5">Cannot currently provide any sort of safety guarantees in the face of a C signal, propagated C++ exception, power outage, or similar event interrupting a write and leading to an inconsistent EFS state.</text:span></text:p>
              </text:list-item>
              <text:list-item>
                <text:p text:style-name="P4"><text:span text:style-name="T5">No thread safety – it is not legal for more than one thread to use a given EFS container at all. How best to improve this is still not certain.</text:span></text:p>
              </text:list-item>
              <text:list-item>
                <text:p text:style-name="P4"><text:span text:style-name="T5">No support for in-EFS directories. The file namespace is currently flat, but files can have arbitrary names (up to the maximum length limit specified by the EFS).</text:span></text:p>
              </text:list-item>
              <text:list-item>
                <text:p text:style-name="P4"><text:span text:style-name="T5">This is my first attempt at anything resembling a EFS, and the code certainly shows it.</text:span></text:p>
              </text:list-item>
              <text:list-item>
                <text:p text:style-name="P4"><text:span text:style-name="T5">It stores no file metadata except modification time. e.g. no file access rights or other platform-specific stuff. Such features were deemed superfluous for an embedded filesystem.</text:span></text:p>
              </text:list-item>
              <text:list-item>
                <text:p text:style-name="P4"><text:span text:style-name="T5">The custom filesystem model has poor scalability – some operations are linear time depending on the number of inodes or blocks. Some, but not all, search operations can use the various caches to speed things up </text:span><text:span text:style-name="T5">or reduce I/O.</text:span></text:p>
              </text:list-item>
            </text:list>
          </draw:text-box>
        </draw:frame>
        <draw:frame draw:style-name="gr5" draw:text-style-name="P7" draw:layer="layout" svg:width="18.415cm" svg:height="1.245cm" svg:x="4.793cm" svg:y="0.636cm">
          <draw:text-box>
            <text:p text:style-name="P1"><text:span text:style-name="T4">Misfeatures of whefs</text:span></text:p>
          </draw:text-box>
        </draw:frame>
        <presentation:notes draw:style-name="dp2">
          <draw:page-thumbnail draw:style-name="gr4" draw:layer="layout" svg:width="13.968cm" svg:height="10.476cm" svg:x="3.81cm" svg:y="2.123cm" draw:page-number="3" presentation:class="page"/>
          <draw:frame presentation:style-name="pr1" draw:text-style-name="P8"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5" draw:text-style-name="P7" draw:layer="layout" svg:width="18.415cm" svg:height="1.245cm" svg:x="4.793cm" svg:y="0.636cm">
          <draw:text-box>
            <text:p text:style-name="P1"><text:span text:style-name="T4">Potential Uses</text:span></text:p>
          </draw:text-box>
        </draw:frame>
        <draw:frame presentation:style-name="pr3" draw:text-style-name="P6" draw:layer="layout" svg:width="25.199cm" svg:height="15.348cm" svg:x="1.401cm" svg:y="3.175cm" presentation:class="outline" presentation:user-transformed="true">
          <draw:text-box>
            <text:list text:style-name="L2">
              <text:list-item>
                <text:p text:style-name="P4"><text:span text:style-name="T5">Storage for application resources (icons/images, help files, etc.). whefs can be used as a flexible storage solution for such a framework, e.g. a generic app resource system or an embedded HTTP server which serves files from a EFS.</text:span></text:p>
              </text:list-item>
              <text:list-item>
                <text:p text:style-name="P4"><text:span text:style-name="T5">"Encryption through obfuscation" (i.e. data hiding). That said, anyone with the proper skills can get at the data.</text:span></text:p>
              </text:list-item>
              <text:list-item>
                <text:p text:style-name="P4"><text:span text:style-name="T5">Improve security and isolation of networked and CGI applications by sandboxing their file access inside of a EFS. This also helps eliminate problems related to incorrect file ownership for files created on a web server where the web server user and account holder differ. In this case, only the EFS needs to be writable, and new psuedofiles are not owned by the web server account. (There are concurrency issues here, though.)</text:span></text:p>
              </text:list-item>
              <text:list-item>
                <text:p text:style-name="P4"><text:span text:style-name="T5">If an application must set a hard limit on generated output amounts, a EFS is one way to do it.</text:span></text:p>
              </text:list-item>
              <text:list-item>
                <text:p text:style-name="P4"><text:span text:style-name="T5">In embedded electronics, so long as a whio_dev implementation is feasible for that platform.</text:span></text:p>
              </text:list-item>
              <text:list-item>
                <text:p text:style-name="P4"><text:span text:style-name="T5">Using a RAM-based EFS as a memory buffer can help protect against memory overruns or undue growth of rogue data.</text:span></text:p>
              </text:list-item>
            </text:list>
          </draw:text-box>
        </draw:frame>
        <presentation:notes draw:style-name="dp2">
          <draw:page-thumbnail draw:style-name="gr4" draw:layer="layout" svg:width="13.968cm" svg:height="10.476cm" svg:x="3.81cm" svg:y="2.123cm" draw:page-number="4" presentation:class="page"/>
          <draw:frame presentation:style-name="pr1" draw:text-style-name="P8" draw:layer="layout" svg:width="17.271cm" svg:height="12.322cm" svg:x="2.159cm" svg:y="13.271cm" presentation:class="notes" presentation:placeholder="true">
            <draw:text-box/>
          </draw:frame>
        </presentation:notes>
      </draw:page>
      <draw:page draw:name="page5" draw:style-name="dp1" draw:master-page-name="Default">
        <office:forms form:automatic-focus="false" form:apply-design-mode="false"/>
        <draw:custom-shape draw:style-name="gr6" draw:text-style-name="P1" draw:id="id10" draw:layer="layout" svg:width="5.08cm" svg:height="3.175cm" svg:x="20.817cm" svg:y="16.345cm">
          <text:p text:style-name="P1">Storage</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1" draw:id="id1" draw:layer="layout" svg:width="6.35cm" svg:height="2.54cm" svg:x="11.235cm" svg:y="10.29cm">
          <text:p text:style-name="P1">whefs_fs private API</text:p>
          <draw:enhanced-geometry svg:viewBox="0 0 21600 21600" draw:type="rectangle" draw:enhanced-path="M 0 0 L 21600 0 21600 21600 0 21600 0 0 Z N"/>
        </draw:custom-shape>
        <draw:custom-shape draw:style-name="gr7" draw:text-style-name="P1" draw:id="id5" draw:layer="layout" svg:width="6.35cm" svg:height="1.905cm" svg:x="11.235cm" svg:y="3.37cm">
          <text:p text:style-name="P1">whefs_file/whio_dev<text:line-break/>APIs</text:p>
          <draw:enhanced-geometry svg:viewBox="0 0 21600 21600" draw:type="rectangle" draw:enhanced-path="M 0 0 L 21600 0 21600 21600 0 21600 0 0 Z N"/>
        </draw:custom-shape>
        <draw:custom-shape draw:style-name="gr7" draw:text-style-name="P1" draw:id="id3" draw:layer="layout" svg:width="7.62cm" svg:height="2.54cm" svg:x="1.805cm" svg:y="10.29cm">
          <text:p text:style-name="P1">whefs_fs public API</text:p>
          <draw:enhanced-geometry svg:viewBox="0 0 21600 21600" draw:type="rectangle" draw:enhanced-path="M 0 0 L 21600 0 21600 21600 0 21600 0 0 Z N"/>
        </draw:custom-shape>
        <draw:custom-shape draw:style-name="gr8" draw:text-style-name="P1" draw:id="id6" draw:layer="layout" svg:width="8.89cm" svg:height="3.175cm" svg:x="1.17cm" svg:y="2.735cm">
          <text:p text:style-name="P1">Client code</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1" draw:id="id2" draw:layer="layout" svg:width="6.35cm" svg:height="2.54cm" svg:x="11.235cm" svg:y="14.8cm">
          <text:p text:style-name="P1">whio_dev AP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9" draw:layer="layout" draw:type="line" svg:x1="14.41cm" svg:y1="12.83cm" svg:x2="14.41cm" svg:y2="14.8cm" draw:start-shape="id1" draw:start-glue-point="2" draw:end-shape="id2" svg:d="m14410 12830v1970">
          <text:p/>
        </draw:connector>
        <draw:connector draw:style-name="gr9" draw:text-style-name="P9" draw:layer="layout" draw:type="line" svg:x1="9.425cm" svg:y1="11.56cm" svg:x2="11.235cm" svg:y2="11.56cm" draw:start-shape="id3" draw:start-glue-point="1" draw:end-shape="id1" draw:end-glue-point="3" svg:d="m9425 11560h1810">
          <text:p/>
        </draw:connector>
        <draw:connector draw:style-name="gr9" draw:text-style-name="P9" draw:layer="layout" draw:type="line" svg:x1="14.4cm" svg:y1="8.633cm" svg:x2="14.41cm" svg:y2="10.29cm" draw:start-shape="id4" draw:start-glue-point="2" draw:end-shape="id1" svg:d="m14400 8633 10 1657">
          <text:p/>
        </draw:connector>
        <draw:connector draw:style-name="gr9" draw:text-style-name="P9" draw:layer="layout" draw:type="line" svg:x1="14.41cm" svg:y1="5.275cm" svg:x2="14.4cm" svg:y2="6.728cm" draw:start-shape="id5" draw:start-glue-point="2" draw:end-shape="id4" svg:d="m14410 5275-10 1453">
          <text:p/>
        </draw:connector>
        <draw:connector draw:style-name="gr9" draw:text-style-name="P9" draw:layer="layout" draw:type="line" svg:x1="10.06cm" svg:y1="4.322cm" svg:x2="11.235cm" svg:y2="4.322cm" draw:start-shape="id6" draw:start-glue-point="1" draw:end-shape="id5" svg:d="m10060 4322h1175">
          <text:p/>
        </draw:connector>
        <draw:connector draw:style-name="gr9" draw:text-style-name="P9" draw:layer="layout" draw:type="line" svg:x1="5.763cm" svg:y1="5.91cm" svg:x2="5.763cm" svg:y2="10.29cm" svg:d="m5763 5910v4380">
          <text:p/>
        </draw:connector>
        <draw:frame draw:style-name="gr10" draw:text-style-name="P10" draw:id="id7" draw:layer="layout" svg:width="5.715cm" svg:height="4.991cm" svg:x="20.512cm" svg:y="7.155cm">
          <draw:text-box>
            <text:p text:style-name="P4"><text:span text:style-name="T7">The whio_dev API appears twice here. The bottom one abstracts access to the underlying storage (e.g. on-disk file or an in-memory buffer). The second one wraps up pseudofile I/O in the whio_dev interface, so pseudofiles can be used as normal I/O devices.</text:span></text:p>
          </draw:text-box>
        </draw:frame>
        <draw:frame draw:style-name="gr10" draw:text-style-name="P10" draw:id="id8" draw:layer="layout" svg:width="8.655cm" svg:height="2.621cm" svg:x="1.434cm" svg:y="14.789cm">
          <draw:text-box>
            <text:p text:style-name="P4"><text:span text:style-name="T7">The public whefs_fs API is mainly for creating or opening EFS containers (storage) and "pseudofiles" inside a EFS. The private API is, by far, larger and more complex.</text:span></text:p>
          </draw:text-box>
        </draw:frame>
        <draw:connector draw:style-name="gr11" draw:text-style-name="P9" draw:layer="layout" draw:type="line" svg:x1="20.512cm" svg:y1="9.65cm" svg:x2="17.575cm" svg:y2="7.68cm" draw:start-shape="id7" draw:start-glue-point="3" draw:end-shape="id4" draw:end-glue-point="1" svg:d="m20512 9650-2937-1970">
          <text:p/>
        </draw:connector>
        <draw:connector draw:style-name="gr11" draw:text-style-name="P9" draw:layer="layout" draw:type="line" svg:x1="20.512cm" svg:y1="9.65cm" svg:x2="17.585cm" svg:y2="16.07cm" draw:start-shape="id7" draw:start-glue-point="3" draw:end-shape="id2" draw:end-glue-point="1" svg:d="m20512 9650-2927 6420">
          <text:p/>
        </draw:connector>
        <draw:connector draw:style-name="gr11" draw:text-style-name="P9" draw:layer="layout" draw:type="line" svg:x1="5.761cm" svg:y1="14.789cm" svg:x2="5.763cm" svg:y2="12.83cm" draw:start-shape="id8" draw:start-glue-point="0" svg:d="m5761 14789 2-1959">
          <text:p/>
        </draw:connector>
        <draw:frame draw:style-name="gr12" draw:text-style-name="P10" draw:id="id9" draw:layer="layout" svg:width="5.915cm" svg:height="2.247cm" svg:x="20.42cm" svg:y="12.87cm">
          <draw:text-box>
            <text:p text:style-name="P4"><text:span text:style-name="T7">Storage basically means "any random-access data store which we can provide a whio_dev wrapper for.".</text:span></text:p>
          </draw:text-box>
        </draw:frame>
        <draw:frame draw:style-name="gr5" draw:text-style-name="P11" draw:layer="layout" svg:width="18.415cm" svg:height="1.245cm" svg:x="4.793cm" svg:y="0.635cm">
          <draw:text-box>
            <text:p text:style-name="P1"><text:span text:style-name="T4">The major layers of whefs...</text:span></text:p>
          </draw:text-box>
        </draw:frame>
        <draw:connector draw:style-name="gr11" draw:text-style-name="P9" draw:layer="layout" draw:type="line" svg:x1="23.377cm" svg:y1="15.117cm" svg:x2="23.356cm" svg:y2="16.345cm" draw:start-shape="id9" draw:start-glue-point="2" draw:end-shape="id10" draw:end-glue-point="5" svg:d="m23377 15117-21 1228">
          <text:p/>
        </draw:connector>
        <draw:connector draw:style-name="gr9" draw:text-style-name="P9" draw:layer="layout" svg:x1="14.41cm" svg:y1="17.34cm" svg:x2="20.817cm" svg:y2="17.932cm" draw:start-shape="id2" draw:start-glue-point="2" draw:end-shape="id10" svg:d="m14410 17340v592h6407">
          <text:p/>
        </draw:connector>
        <draw:frame draw:style-name="gr13" draw:text-style-name="P10" draw:id="id11" draw:layer="layout" svg:width="5.915cm" svg:height="3.569cm" svg:x="20.582cm" svg:y="2.547cm">
          <draw:text-box>
            <text:p text:style-name="P4"><text:span text:style-name="T7">whefs_file is optional API which mimics the C-standard FILE API quite closely. Clients may choose to use the whio_dev API instead of (or together with) the whefs_file API..</text:span></text:p>
          </draw:text-box>
        </draw:frame>
        <draw:connector draw:style-name="gr11" draw:text-style-name="P9" draw:layer="layout" draw:type="line" svg:x1="20.582cm" svg:y1="4.331cm" svg:x2="17.585cm" svg:y2="4.322cm" draw:start-shape="id11" draw:start-glue-point="3" draw:end-shape="id5" draw:end-glue-point="1" svg:d="m20582 4331-2997-9">
          <text:p/>
        </draw:connector>
        <draw:custom-shape draw:style-name="gr7" draw:text-style-name="P9" draw:id="id4" draw:layer="layout" svg:width="6.35cm" svg:height="1.905cm" svg:x="11.225cm" svg:y="6.728cm">
          <text:p text:style-name="P1">whio_dev<text:line-break/>specializatio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5" presentation:class="page"/>
          <draw:frame presentation:style-name="pr4" draw:text-style-name="P5" draw:layer="layout" svg:width="17.271cm" svg:height="12.573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3" draw:text-style-name="P14" draw:layer="layout" svg:width="25.199cm" svg:height="16.581cm" svg:x="1.4cm" svg:y="2.175cm" presentation:class="outline" presentation:user-transformed="true">
          <draw:text-box>
            <text:p text:style-name="P12"><text:span text:style-name="T8">whefs_fs * fs = 0;</text:span></text:p>
            <text:p text:style-name="P13"><text:span text:style-name="T8">int rc = </text:span><text:span text:style-name="T9">whefs_openfs(</text:span><text:span text:style-name="T8"> "my.whefs", &amp;fs, true </text:span><text:span text:style-name="T9">)</text:span><text:span text:style-name="T8">;</text:span></text:p>
            <text:p text:style-name="P12"><text:span text:style-name="T8">if( whefs_rc.OK != rc ) { ... error ... }</text:span></text:p>
            <text:p text:style-name="P13"><text:span text:style-name="T8">whefs_file * fi = </text:span><text:span text:style-name="T9">whefs_fopen(</text:span><text:span text:style-name="T8"> fs, "hello.txt", "r+" </text:span><text:span text:style-name="T9">)</text:span><text:span text:style-name="T8">;</text:span></text:p>
            <text:p text:style-name="P12"><text:span text:style-name="T8">whefs_ftrunc( fi, 0 );</text:span></text:p>
            <text:p text:style-name="P13"><text:span text:style-name="T8">whefs_file_write( fi, "Hello, world!\n", 14 );</text:span></text:p>
            <text:p text:style-name="P12"><text:span text:style-name="T8">whefs_frewind( fi );</text:span></text:p>
            <text:p text:style-name="P12"><text:span text:style-name="T8">enum { bufSize = 1024 };</text:span></text:p>
            <text:p text:style-name="P12"><text:span text:style-name="T8">char buf[bufSize];</text:span></text:p>
            <text:p text:style-name="P12"><text:span text:style-name="T8">memset(buf,0,bufSize);</text:span></text:p>
            <text:p text:style-name="P12"><text:span text:style-name="T8">whefs_file_read( fi, buf, bufSize );</text:span></text:p>
            <text:p text:style-name="P12"><text:span text:style-name="T8">whefs_fclose( fi );</text:span></text:p>
            <text:p text:style-name="P12"><text:span text:style-name="T8">printf( "Read back: %s", buf );</text:span></text:p>
            <text:p text:style-name="P12"><text:span text:style-name="T8">whefs_fs_finalize( fs );</text:span></text:p>
          </draw:text-box>
        </draw:frame>
        <draw:frame draw:style-name="gr5" draw:text-style-name="P7" draw:layer="layout" svg:width="18.415cm" svg:height="1.245cm" svg:x="4.793cm" svg:y="0.636cm">
          <draw:text-box>
            <text:p text:style-name="P1"><text:span text:style-name="T4">Brief example</text:span></text:p>
          </draw:text-box>
        </draw:frame>
        <presentation:notes draw:style-name="dp2">
          <draw:page-thumbnail draw:style-name="gr4" draw:layer="layout" svg:width="13.968cm" svg:height="10.476cm" svg:x="3.81cm" svg:y="2.123cm" draw:page-number="6" presentation:class="page"/>
          <draw:frame presentation:style-name="pr1" draw:text-style-name="P8" draw:layer="layout" svg:width="17.271cm" svg:height="12.322cm" svg:x="2.159cm" svg:y="13.271cm" presentation:class="notes" presentation:placeholder="true">
            <draw:text-box/>
          </draw:frame>
        </presentation:notes>
      </draw:page>
      <draw:page draw:name="page7" draw:style-name="dp1" draw:master-page-name="Default">
        <office:forms form:automatic-focus="false" form:apply-design-mode="false"/>
        <draw:frame draw:style-name="gr2" draw:text-style-name="P3" draw:layer="layout" svg:width="5.493cm" svg:height="1.195cm" svg:x="11.254cm" svg:y="1.27cm">
          <draw:text-box>
            <text:p text:style-name="P4"><text:span text:style-name="T4">The whio API</text:span></text:p>
          </draw:text-box>
        </draw:frame>
        <draw:frame draw:style-name="gr14" draw:text-style-name="P4" draw:layer="layout" svg:width="24.893cm" svg:height="17.315cm" svg:x="1.554cm" svg:y="2.54cm">
          <draw:text-box>
            <text:p text:style-name="P4">The I/O API (called whio) abstracts away access to random-access data stores, so that whefs can use arbitrary back-end storage. In principal, the whio API can be made to work with any random-access data store, and whefs can then use those data stores as it would any other. We currently have I/O wrapper implementations for the following data stores:</text:p>
            <text:p text:style-name="P4"/>
            <text:list text:style-name="L1">
              <text:list-item>
                <text:p text:style-name="P4"><text:s/>Files (via FILE objects or file descriptors).</text:p>
              </text:list-item>
              <text:list-item>
                <text:p text:style-name="P4"><text:s/>Dynamically-allocated memory buffers which can be configured to grow as needed or stay a fixed size.</text:p>
              </text:list-item>
              <text:list-item>
                <text:p text:style-name="P4"><text:s/>A user-supplied memory range, similar in principal to mmap() in reverse. (In fact, whefs can optionally use this in conjunction with mmap() to provide mmap()'d access to FILE handles.)</text:p>
              </text:list-item>
            </text:list>
            <text:p text:style-name="P4"/>
            <text:p text:style-name="P4">We also have a proxy device which can "fence" actions on a "parent" device, to restrict access to a certain range of the parent object's address space. This has proven useful in whefs - by restricting write access to a specific range of the filesystem we can ensure that certain operations cannot inadvertently hose data belonging to other inodes or blocks. These proxies can be nested, to further slice up the address space.</text:p>
            <text:p text:style-name="P4"/>
            <text:p text:style-name="P4">Aside from the core whio_dev implementations, the whefs API implements access to its EFS filesystem entries via a high-level whio_dev wrapper. That wrapper acts like a normal I/O device but internally translates all reads and writes to refer to virtual data blocks within the EFS. This makes accessing the pseudoile contents trivial and incidentally also makes whefs capable of nesting EFS instances within other instances.</text:p>
          </draw:text-box>
        </draw:frame>
        <presentation:notes draw:style-name="dp2">
          <draw:page-thumbnail draw:style-name="gr4" draw:layer="layout" svg:width="13.968cm" svg:height="10.476cm" svg:x="3.81cm" svg:y="2.123cm" draw:page-number="7" presentation:class="page"/>
          <draw:frame presentation:style-name="pr1" draw:text-style-name="P5"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5" draw:text-style-name="P7" draw:layer="layout" svg:width="18.415cm" svg:height="1.245cm" svg:x="4.793cm" svg:y="0.636cm">
          <draw:text-box>
            <text:p text:style-name="P1"><text:span text:style-name="T4">Filesystem Layout</text:span></text:p>
          </draw:text-box>
        </draw:frame>
        <draw:custom-shape draw:style-name="gr15" draw:text-style-name="P1" draw:id="id12" draw:layer="layout" svg:width="5.715cm" svg:height="0.635cm" svg:x="1.905cm" svg:y="2.54cm">
          <text:p text:style-name="P1">Core magic bytes</text:p>
          <draw:enhanced-geometry svg:viewBox="0 0 21600 21600" draw:type="rectangle" draw:enhanced-path="M 0 0 L 21600 0 21600 21600 0 21600 0 0 Z N"/>
        </draw:custom-shape>
        <draw:custom-shape draw:style-name="gr15" draw:text-style-name="P1" draw:id="id14" draw:layer="layout" svg:width="5.715cm" svg:height="0.634cm" svg:x="12.7cm" svg:y="2.541cm">
          <text:p text:style-name="P1">Client Magic Bytes</text:p>
          <draw:enhanced-geometry svg:viewBox="0 0 21600 21600" draw:type="rectangle" draw:enhanced-path="M 0 0 L 21600 0 21600 21600 0 21600 0 0 Z N"/>
        </draw:custom-shape>
        <draw:custom-shape draw:style-name="gr15" draw:text-style-name="P1" draw:id="id17" draw:layer="layout" svg:width="5.715cm" svg:height="0.635cm" svg:x="8.255cm" svg:y="3.81cm">
          <text:p text:style-name="P1">Data Block Table</text:p>
          <draw:enhanced-geometry svg:viewBox="0 0 21600 21600" draw:mirror-horizontal="false" draw:mirror-vertical="false" draw:type="rectangle" draw:enhanced-path="M 0 0 L 21600 0 21600 21600 0 21600 0 0 Z N"/>
        </draw:custom-shape>
        <draw:custom-shape draw:style-name="gr15" draw:text-style-name="P1" draw:id="id16" draw:layer="layout" svg:width="5.715cm" svg:height="0.635cm" svg:x="1.905cm" svg:y="3.81cm">
          <text:p text:style-name="P1">I-Node Info</text:p>
          <draw:enhanced-geometry svg:viewBox="0 0 21600 21600" draw:type="rectangle" draw:enhanced-path="M 0 0 L 21600 0 21600 21600 0 21600 0 0 Z N"/>
        </draw:custom-shape>
        <draw:custom-shape draw:style-name="gr15" draw:text-style-name="P1" draw:id="id13" draw:layer="layout" svg:width="3.81cm" svg:height="0.635cm" svg:x="8.255cm" svg:y="2.54cm">
          <text:p text:style-name="P1">File size</text:p>
          <draw:enhanced-geometry svg:viewBox="0 0 21600 21600" draw:type="rectangle" draw:enhanced-path="M 0 0 L 21600 0 21600 21600 0 21600 0 0 Z N"/>
        </draw:custom-shape>
        <draw:custom-shape draw:style-name="gr15" draw:text-style-name="P1" draw:id="id15" draw:layer="layout" svg:width="5.715cm" svg:height="0.635cm" svg:x="19.05cm" svg:y="2.54cm">
          <text:p text:style-name="P1">EFS Options</text:p>
          <draw:enhanced-geometry svg:viewBox="0 0 21600 21600" draw:type="rectangle" draw:enhanced-path="M 0 0 L 21600 0 21600 21600 0 21600 0 0 Z N"/>
        </draw:custom-shape>
        <draw:custom-shape draw:style-name="gr15" draw:text-style-name="P1" draw:id="id18" draw:layer="layout" svg:width="2.54cm" svg:height="0.635cm" svg:x="14.605cm" svg:y="3.81cm">
          <text:p text:style-name="P1">EOF</text:p>
          <draw:enhanced-geometry svg:viewBox="0 0 21600 21600" draw:type="rectangle" draw:enhanced-path="M 0 0 L 21600 0 21600 21600 0 21600 0 0 Z N"/>
        </draw:custom-shape>
        <draw:frame presentation:style-name="pr5" draw:text-style-name="P6" draw:layer="layout" svg:width="25.199cm" svg:height="12.808cm" svg:x="1.402cm" svg:y="5.715cm" presentation:class="outline" presentation:user-transformed="true">
          <draw:text-box>
            <text:list text:style-name="L2">
              <text:list-item>
                <text:p text:style-name="P15"><text:span text:style-name="T10">Magic bytes</text:span><text:span text:style-name="T5">: bytes for checking "is this a EFS", split into core parts (dependent on the whefs version) and client parts (can optionally be set or checked by the client). The core magic has a fixed size, but client magic may have an arbitrary size.</text:span></text:p>
              </text:list-item>
              <text:list-item>
                <text:p text:style-name="P15"><text:span text:style-name="T5">The EFS container's </text:span><text:span text:style-name="T10">File Size</text:span><text:span text:style-name="T5"> is stored as a consistency checking measure.</text:span></text:p>
              </text:list-item>
              <text:list-item>
                <text:p text:style-name="P15"><text:span text:style-name="T10">EFS Options</text:span><text:span text:style-name="T5"> include: the number of i-nodes, the number of data blocks, and the maximum length of filename strings (required because each on-disk element has a fixed size).</text:span></text:p>
              </text:list-item>
              <text:list-item>
                <text:p text:style-name="P15"><text:span text:style-name="T10">I-Node Table</text:span><text:span text:style-name="T5">: two tables of inode information. One contains the names and one contains other metadata (e.g. last modification time of the node and the ID of the first associated data block).</text:span></text:p>
              </text:list-item>
              <text:list-item>
                <text:p text:style-name="P15"><text:span text:style-name="T10">Data Block Table</text:span><text:span text:style-name="T5">: contiguous blocks used for storage. Each block contains a few bytes of metadata and a set number of data bytes (as set in the EFS Options). Metadata includes the byte's ID (redundant, but useful for consistency checking), internal flags, and a link to the next data block in this chain.</text:span></text:p>
              </text:list-item>
            </text:list>
          </draw:text-box>
        </draw:frame>
        <draw:connector draw:style-name="gr9" draw:text-style-name="P9" draw:layer="layout" draw:type="line" svg:x1="7.62cm" svg:y1="2.857cm" svg:x2="8.255cm" svg:y2="2.857cm" draw:start-shape="id12" draw:start-glue-point="1" draw:end-shape="id13" draw:end-glue-point="3" svg:d="m7620 2857h635">
          <text:p/>
        </draw:connector>
        <draw:connector draw:style-name="gr9" draw:text-style-name="P9" draw:layer="layout" draw:type="line" svg:x1="12.065cm" svg:y1="2.857cm" svg:x2="12.7cm" svg:y2="2.858cm" draw:start-shape="id13" draw:start-glue-point="1" draw:end-shape="id14" draw:end-glue-point="3" svg:d="m12065 2857 635 1">
          <text:p/>
        </draw:connector>
        <draw:connector draw:style-name="gr9" draw:text-style-name="P9" draw:layer="layout" draw:type="line" svg:x1="18.415cm" svg:y1="2.858cm" svg:x2="19.05cm" svg:y2="2.857cm" draw:start-shape="id14" draw:start-glue-point="1" draw:end-shape="id15" draw:end-glue-point="3" svg:d="m18415 2858 635-1">
          <text:p/>
        </draw:connector>
        <draw:connector draw:style-name="gr9" draw:text-style-name="P9" draw:layer="layout" draw:type="line" svg:x1="7.62cm" svg:y1="4.127cm" svg:x2="8.255cm" svg:y2="4.127cm" draw:start-shape="id16" draw:start-glue-point="1" draw:end-shape="id17" svg:d="m7620 4127h635">
          <text:p/>
        </draw:connector>
        <draw:connector draw:style-name="gr9" draw:text-style-name="P9" draw:layer="layout" draw:type="line" svg:x1="13.97cm" svg:y1="4.127cm" svg:x2="14.605cm" svg:y2="4.127cm" draw:start-shape="id17" draw:start-glue-point="1" draw:end-shape="id18" draw:end-glue-point="3" svg:d="m13970 4127h635">
          <text:p/>
        </draw:connector>
        <draw:connector draw:style-name="gr9" draw:text-style-name="P9" draw:layer="layout" draw:type="curve" svg:x1="24.765cm" svg:y1="2.857cm" svg:x2="24.479cm" svg:y2="3.566cm" draw:start-shape="id15" draw:start-glue-point="1" svg:d="m24765 2857c748 0 891 709-286 709">
          <text:p/>
        </draw:connector>
        <presentation:notes draw:style-name="dp2">
          <draw:page-thumbnail draw:style-name="gr4" draw:layer="layout" svg:width="13.968cm" svg:height="10.476cm" svg:x="3.81cm" svg:y="2.123cm" draw:page-number="8" presentation:class="page"/>
          <draw:frame presentation:style-name="pr1" draw:text-style-name="P8"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5" draw:text-style-name="P7" draw:layer="layout" svg:width="18.415cm" svg:height="1.245cm" svg:x="4.793cm" svg:y="0.636cm">
          <draw:text-box>
            <text:p text:style-name="P1"><text:span text:style-name="T4">Areas for Improvement</text:span></text:p>
          </draw:text-box>
        </draw:frame>
        <draw:frame presentation:style-name="pr3" draw:text-style-name="P6" draw:layer="layout" svg:width="25.199cm" svg:height="16.01cm" svg:x="1.401cm" svg:y="3.175cm" presentation:class="outline" presentation:user-transformed="true">
          <draw:text-box>
            <text:list text:style-name="L2">
              <text:list-item>
                <text:p text:style-name="P4"><text:span text:style-name="T5">Support for directories in a EFS.</text:span></text:p>
              </text:list-item>
              <text:list-item>
                <text:p text:style-name="P4"><text:span text:style-name="T5">EFS Fragmentation. The current design is susceptible to data fragmentation. It is not expected that this will not cause a direct performance hit (over and above the rest of the model, I mean) unless the EFS is especially large and the underlying device has high seek times.</text:span></text:p>
              </text:list-item>
              <text:list-item>
                <text:p text:style-name="P4"><text:span text:style-name="T5">Caching. The EFS does only very minimal caching, in the interest of saving memory. Experience has now shown that there are some cases where we actually </text:span><text:span text:style-name="T11">have</text:span><text:span text:style-name="T5"> to cache in order to avoid potential corruption (e.g. if the same inode is opened twice, both instances need to share the same inode state).</text:span></text:p>
              </text:list-item>
              <text:list-item>
                <text:p text:style-name="P4"><text:span text:style-name="T5">Performance. This is largely a side effect of the decision to keep memory costs as low as possible, which prohibits any appreciable caching (e.g. a B-Tree).</text:span></text:p>
              </text:list-item>
              <text:list-item>
                <text:p text:style-name="P4"><text:span text:style-name="T5">Data loss in the face of abnormal interruption (power outage, C signal, etc.). There has been significant work on this in sqlite, and we may be able to use some of those ideas. Using layering we might be able to add a journaling mechanism as an i/o device proxy, meaning it could be transparent (or mostly) to the EFS.</text:span></text:p>
              </text:list-item>
              <text:list-item>
                <text:p text:style-name="P4"><text:span text:style-name="T5">It might be interesting to provide an interface to allow clients to store arbitrary data in the EFS container, in whatever format they choose, in the bytes </text:span><text:span text:style-name="T11">after</text:span><text:span text:style-name="T5"> the EFS itself ends. A whio subdevice could be used to safely fence the i/o operations to avoid inadvertent EFS corruption.</text:span></text:p>
              </text:list-item>
            </text:list>
          </draw:text-box>
        </draw:frame>
        <presentation:notes draw:style-name="dp2">
          <draw:page-thumbnail draw:style-name="gr4" draw:layer="layout" svg:width="13.968cm" svg:height="10.476cm" svg:x="3.81cm" svg:y="2.123cm" draw:page-number="9" presentation:class="page"/>
          <draw:frame presentation:style-name="pr1" draw:text-style-name="P8"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5" draw:text-style-name="P7" draw:layer="layout" svg:width="18.415cm" svg:height="1.245cm" svg:x="4.793cm" svg:y="0.636cm">
          <draw:text-box>
            <text:p text:style-name="P1"><text:span text:style-name="T4">More Areas for Improvement</text:span></text:p>
          </draw:text-box>
        </draw:frame>
        <draw:frame presentation:style-name="pr3" draw:text-style-name="P6" draw:layer="layout" svg:width="25.199cm" svg:height="15.348cm" svg:x="1.401cm" svg:y="3.175cm" presentation:class="outline" presentation:user-transformed="true">
          <draw:text-box>
            <text:list text:style-name="L2">
              <text:list-item>
                <text:p text:style-name="P4"><text:span text:style-name="T5">Since the data block table is at the end of the underlying storage device, it might be interesting to allow an FS to add new blocks as needed. This has certain risks, however (e.g. a rogue write can fill up the hard drive or RAM (in the case of an in-memory EFS)).</text:span></text:p>
              </text:list-item>
              <text:list-item>
                <text:p text:style-name="P4"><text:span text:style-name="T5">Concurrency, at least at the multi-process level (if not the multi-threaded level). A very interesting use case for whefs would be a data store for CGI applications (or other networked applications), as this could help get around some problem areas regarding access rights and ownership of files created via CGI scripts. However, because whefs has only limited support for concurrency, this could very easily lead to corruption of the EFS. At the very least, we need to add some locking support to the FILE-based whio_dev handler, or extend that to create a custom i/o device with locking support. For multi-threaded concurrency we would also need to channel all reads/writes on the EFS through some basic API which ensures that the correct locks are in place. I'm no expert in such matters, and I'm not at all sure what that API would need to look like.</text:span></text:p>
              </text:list-item>
            </text:list>
          </draw:text-box>
        </draw:frame>
        <presentation:notes draw:style-name="dp2">
          <draw:page-thumbnail draw:style-name="gr4" draw:layer="layout" svg:width="13.968cm" svg:height="10.476cm" svg:x="3.81cm" svg:y="2.123cm" draw:page-number="10" presentation:class="page"/>
          <draw:frame presentation:style-name="pr1" draw:text-style-name="P8"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15$Build-9379</meta:generator>
    <meta:creation-date>2008-12-28T00:11:21</meta:creation-date>
    <dc:date>2009-06-26T20:40:43</dc:date>
    <meta:editing-cycles>69</meta:editing-cycles>
    <meta:editing-duration>PT15H27M55S</meta:editing-duration>
    <dc:creator>Stephan Beal</dc:creator>
    <meta:document-statistic meta:object-count="98"/>
    <meta:user-defined meta:name="Info 1"/>
    <meta:user-defined meta:name="Info 2"/>
    <meta:user-defined meta:name="Info 3"/>
    <meta:user-defined meta:name="Info 4"/>
  </office:meta>
</office:document-meta>
</file>